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501cm" fo:break-before="page" table:align="margins"/>
    </style:style>
    <style:style style:name="Table1.A" style:family="table-column">
      <style:table-column-properties style:column-width="6.625cm" style:rel-column-width="16383*"/>
    </style:style>
    <style:style style:name="Table1.D" style:family="table-column">
      <style:table-column-properties style:column-width="6.627cm" style:rel-column-width="16386*"/>
    </style:style>
    <style:style style:name="Table1.A1" style:family="table-cell">
      <style:table-cell-properties fo:background-color="#21409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21409a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officeooo:rsid="001f642f" officeooo:paragraph-rsid="001f642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officeooo:rsid="001f642f" officeooo:paragraph-rsid="001f642f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officeooo:rsid="001fd4b7" officeooo:paragraph-rsid="001fd4b7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fo:font-weight="normal" officeooo:rsid="00229b64" officeooo:paragraph-rsid="00229b64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fo:font-weight="normal" officeooo:rsid="0022def9" officeooo:paragraph-rsid="0022def9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fo:font-weight="normal" officeooo:rsid="0023300e" officeooo:paragraph-rsid="0023300e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fo:font-weight="normal" officeooo:rsid="0025533c" officeooo:paragraph-rsid="0025533c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fo:font-weight="normal" officeooo:rsid="0026f9cc" officeooo:paragraph-rsid="0026f9cc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fo:font-weight="normal" officeooo:rsid="0028cac3" officeooo:paragraph-rsid="0028cac3" style:font-weight-asian="normal" style:font-weight-complex="normal"/>
    </style:style>
    <style:style style:name="P10" style:family="paragraph" style:parent-style-name="Text_20_body">
      <style:text-properties officeooo:paragraph-rsid="001f642f"/>
    </style:style>
    <style:style style:name="P11" style:family="paragraph" style:parent-style-name="Title">
      <style:text-properties officeooo:rsid="001f642f" officeooo:paragraph-rsid="001f642f"/>
    </style:style>
    <style:style style:name="P12" style:family="paragraph" style:parent-style-name="Heading_20_1">
      <style:text-properties officeooo:rsid="001f642f" officeooo:paragraph-rsid="001f642f"/>
    </style:style>
    <style:style style:name="T1" style:family="text">
      <style:text-properties officeooo:rsid="0023300e"/>
    </style:style>
    <style:style style:name="T2" style:family="text">
      <style:text-properties officeooo:rsid="0024cd39"/>
    </style:style>
    <style:style style:name="T3" style:family="text">
      <style:text-properties officeooo:rsid="002a27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xiTimes Test Plan</text:p>
      <text:h text:style-name="P12" text:outline-level="1">Back End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est ID</text:p>
          </table:table-cell>
          <table:table-cell table:style-name="Table1.A1" office:value-type="string">
            <text:p text:style-name="P1">Objective</text:p>
          </table:table-cell>
          <table:table-cell table:style-name="Table1.A1" office:value-type="string">
            <text:p text:style-name="P1">Category</text:p>
          </table:table-cell>
          <table:table-cell table:style-name="Table1.D1" office:value-type="string">
            <text:p text:style-name="P1">Expected Outcom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Input on all forms cannot be left blank</text:p>
          </table:table-cell>
          <table:table-cell table:style-name="Table1.A2" office:value-type="string">
            <text:p text:style-name="P4">Invalid</text:p>
          </table:table-cell>
          <table:table-cell table:style-name="Table1.D2" office:value-type="string">
            <text:p text:style-name="P4">No error messages are returned when forms are left blank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User can produce a graph reflecting user input</text:p>
          </table:table-cell>
          <table:table-cell table:style-name="Table1.A2" office:value-type="string">
            <text:p text:style-name="P4">N/A</text:p>
          </table:table-cell>
          <table:table-cell table:style-name="Table1.D2" office:value-type="string">
            <text:p text:style-name="P4">A graph is shown according to conditions set by user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User can export their data to a CSV File</text:p>
          </table:table-cell>
          <table:table-cell table:style-name="Table1.A2" office:value-type="string">
            <text:p text:style-name="P5">N/A</text:p>
          </table:table-cell>
          <table:table-cell table:style-name="Table1.D2" office:value-type="string">
            <text:p text:style-name="P5">A CSV file is downloaded to the user’s computer <text:span text:style-name="T3">containing their data</text:span>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6">User can add entries into the database</text:p>
          </table:table-cell>
          <table:table-cell table:style-name="Table1.A2" office:value-type="string">
            <text:p text:style-name="P6">N/A</text:p>
          </table:table-cell>
          <table:table-cell table:style-name="Table1.D2" office:value-type="string">
            <text:p text:style-name="P6">When the user fills in <text:span text:style-name="T2">the data entry form, the data appears in the database</text:span>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7">User can login to their account</text:p>
          </table:table-cell>
          <table:table-cell table:style-name="Table1.A2" office:value-type="string">
            <text:p text:style-name="P7">N/A</text:p>
          </table:table-cell>
          <table:table-cell table:style-name="Table1.D2" office:value-type="string">
            <text:p text:style-name="P7">When the user inputs their username and password into the login screen, they have access to the service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User can apply for an account</text:p>
          </table:table-cell>
          <table:table-cell table:style-name="Table1.A2" office:value-type="string">
            <text:p text:style-name="P7">N/A</text:p>
          </table:table-cell>
          <table:table-cell table:style-name="Table1.D2" office:value-type="string">
            <text:p text:style-name="P8">When the user fills in the apply form, their details appear in the database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Admin can create accounts</text:p>
          </table:table-cell>
          <table:table-cell table:style-name="Table1.A2" office:value-type="string">
            <text:p text:style-name="P8">N/A</text:p>
          </table:table-cell>
          <table:table-cell table:style-name="Table1.D2" office:value-type="string">
            <text:p text:style-name="P9">When the admin fills in the create account form, that account appears in the database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Admin can delete applicants</text:p>
          </table:table-cell>
          <table:table-cell table:style-name="Table1.A2" office:value-type="string">
            <text:p text:style-name="P8">N/A</text:p>
          </table:table-cell>
          <table:table-cell table:style-name="Table1.D2" office:value-type="string">
            <text:p text:style-name="P9">When the admin selected applicants from the applicant list to delete, they are removed from the databas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color="#1d1c20"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IBM Plex Sans Medium1" fo:font-family="'IBM Plex Sans Medium'" style:font-style-name="Regular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IBM Plex Sans Medium2" fo:font-family="'IBM Plex Sans Medium'" style:font-style-name="Medium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IBM Plex Sans Medium" fo:font-family="'IBM Plex Sans Medium'" style:font-family-generic="swiss" style:font-pitch="variable" fo:font-size="18pt" officeooo:rsid="0016d842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center" style:justify-single-word="false" fo:text-indent="0cm" style:auto-text-indent="false"/>
      <style:text-properties fo:color="#999999" style:font-name="IBM Plex Serif" fo:font-family="'IBM Plex Serif'" style:font-style-name="Italic" style:font-family-generic="roman" style:font-pitch="variable" fo:font-style="italic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Dubai Medium" fo:font-family="'Dubai Medium'" style:font-family-generic="roman" style:font-pitch="variable" fo:font-size="16pt" fo:font-weight="bold" style:font-name-asian="Dubai1" style:font-family-asian="Dubai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Dubai Medium" fo:font-family="'Dubai Medium'" style:font-family-generic="roman" style:font-pitch="variable" fo:font-size="28pt" fo:letter-spacing="-0.018cm" style:letter-kerning="true" style:font-name-asian="Dubai1" style:font-family-asian="Dubai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6:13:06.580239580</meta:creation-date>
    <dc:title>JMDef</dc:title>
    <meta:editing-duration>PT2H29M2S</meta:editing-duration>
    <meta:editing-cycles>4</meta:editing-cycles>
    <meta:generator>LibreOffice/6.0.7.3$Linux_X86_64 LibreOffice_project/00m0$Build-3</meta:generator>
    <meta:initial-creator>Jack McPake</meta:initial-creator>
    <dc:date>2020-05-13T17:05:08.840487927</dc:date>
    <dc:creator>Jack McPake</dc:creator>
    <meta:document-statistic meta:table-count="1" meta:image-count="0" meta:object-count="0" meta:page-count="2" meta:paragraph-count="38" meta:word-count="190" meta:character-count="998" meta:non-whitespace-character-count="846"/>
    <meta:template xlink:type="simple" xlink:actuate="onRequest" xlink:title="JMDef" xlink:href="../../../../../../../Templates/JMDef1.ott" meta:date="2020-05-12T16:13:05.779155230"/>
  </office:meta>
</office:document-meta>
</file>